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ngineManager.registerEngineName( String name , Class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ScriptEngineMana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riptEngineManager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registerEngineExtension( String extension , Class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getEngineBy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EngineManager.getEngineByMimeType(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EngineManager.getEngineFact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EngineManager.getEngineByExtension( String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EngineManage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setNamespace(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ngineManager.registerEngineMimeType( String mimeType , Class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